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Text_20_body">
      <style:text-properties fo:color="#000000" loext:opacity="100%" fo:background-color="#ffffff"/>
    </style:style>
    <style:style style:name="P2" style:family="paragraph" style:parent-style-name="Text_20_body">
      <loext:graphic-properties draw:fill="solid" draw:fill-color="#ffffff" draw:opacity="100%"/>
      <style:paragraph-properties fo:background-color="#ffffff"/>
      <style:text-properties fo:color="#000000" loext:opacity="100%"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re’s a cleaned‑up version of the text with stray tabs, extra spaces, and typographic characters replaced by plain ASCII equivalents:</text:p>
      <text:p text:style-name="Horizontal_20_Line"/>
      <text:p text:style-name="P2">Ok, this time I would like to reflect a bit on the AI storm that we are seeing upon us.</text:p>
      <text:p text:style-name="P2">This is a very disruptive technology.<text:line-break/>We can now produce software faster than ever, but can we maintain it?<text:line-break/>How do we deal with junior developers? Will we have the discipline to properly teach them, or just throw them into becoming prompt engineers?</text:p>
      <text:p text:style-name="P2">Let’s imagine a world where software is now a commodity, like a tissue paper you use once and then throw away. There is no longer a pattern in software; essentially everything can be open source. The value resides in the LLM, and the owner of the LLM is the one who makes money.</text:p>
      <text:p text:style-name="P2">This looks similar to how AWS made all its money. In a cloud era, only the hosting companies earn revenue, while software companies on top of the cloud get only pennies because the market is too small and big cloud providers don’t want to get involved.</text:p>
      <text:p text:style-name="P2">Now imagine the dream scenario of the big AI companies. As a company I have some software needs to deliver my services. For instance, I think those AI companies want to be the backbone of the next era, just like AWS or Cloudflare. You pay them when you use their infrastructure—in this case, their LLM engine.</text:p>
      <text:p text:style-name="P2">Consider a broadcast company: I’m the CTO and need to get the best‑value infrastructure to deliver news, shows, movies, etc. I need a Media Asset Manager to handle all my ingest, media, metadata, and distribution. All my users are prompt engineers; they have access to a chat box or can ask their phone for tasks that need to be done.</text:p>
      <text:p text:style-name="P2">Your AI company creates video content based on audience stats and what customers are looking for. Your broadcast company has roughly 500 channels, each covering a different topic. If a new trending topic appears, your AI will pop up a new YouTube channel for it. You have 5,000 AI agents; everything is software, and you are the fire‑fighter orchestrating the agents—if you haven’t paid your AI provider, you can’t run them. You have one employee for the channel that requires at least one human; all other channels are AI‑generated characters. You are an AI agent created by OpenAI.</text:p>
      <text:p text:style-name="P2">OpenAI wishes you well. You will have bread and games…</text:p>
      <text:p text:style-name="P2">The gold is the LLM model; software is becoming a commodity.</text:p>
      <text:p text:style-name="P2">Are we condemned to a monopolistic market with American companies like OpenAI, Anthropic, Gemini, and a few large Chinese firms such as Baidu, Alibaba, and Tencent controlling the AI market?<text:line-break/>Will we become lazy and let those companies handle our entire lives, making us completely dependent on them?</text:p>
      <text:p text:style-name="P2">Some very small and affordable models are emerging—for example, those produced by Pleias, which are very promising. We are seeing some pushback from smaller players, and that is much welcome and needed.</text:p>
      <text:p text:style-name="P2"><text:soft-page-break/>To be clear, LLMs and other forms of AI technology (e.g., world models) are here to stay and will improve, probably slowly but surely.</text:p>
      <text:p text:style-name="P2">We have to understand how this technology works so we can use it to our own benefit and not let other companies dictate what is good for us.</text:p>
      <text:p text:style-name="P2">I truly believe in a future where you can run your LLM locally inside your company and keep it under control.</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3T17:10:17.461411199</meta:creation-date>
    <dc:date>2026-02-23T17:10:41.349589002</dc:date>
    <meta:editing-duration>PT24S</meta:editing-duration>
    <meta:editing-cycles>1</meta:editing-cycles>
    <meta:document-statistic meta:table-count="0" meta:image-count="0" meta:object-count="0" meta:page-count="2" meta:paragraph-count="15" meta:word-count="573" meta:character-count="3224" meta:non-whitespace-character-count="2669"/>
    <meta:generator>LibreOffice/7.3.7.2$Linux_X86_64 LibreOffice_project/30$Build-2</meta:generator>
  </office:meta>
</office:document-meta>
</file>